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8.1598in" svg:height="9.2516in" svg:x="1.5823in" svg:y="15.8673in">
            <draw:object draw:notify-on-update-of-ranges="Sheet1.D5:Sheet1.E6 Sheet1.D7:Sheet1.E18 Sheet1.F5:Sheet1.F6 Sheet1.F7:Sheet1.F18 Sheet1.G5:Sheet1.G6 Sheet1.G7:Sheet1.G18 Sheet1.H5:Sheet1.H6 Sheet1.H7:Sheet1.H18 Sheet1.I5:Sheet1.I6 Sheet1.I7:Sheet1.I18 Sheet1.J5:Sheet1.J6 Sheet1.J7:Sheet1.J18 Sheet1.K5:Sheet1.K6 Sheet1.K7:Sheet1.K18 Sheet1.L5:Sheet1.L6 Sheet1.L7:Sheet1.L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3807in" svg:height="6.522in" svg:x="1.8646in" svg:y="7.772in">
            <draw:object draw:notify-on-update-of-ranges="Sheet1.D20:Sheet1.E20 Sheet1.D21:Sheet1.E27 Sheet1.F20:Sheet1.F20 Sheet1.F21:Sheet1.F27 Sheet1.G20:Sheet1.G20 Sheet1.G21:Sheet1.G27 Sheet1.H20:Sheet1.H20 Sheet1.H21:Sheet1.H27 Sheet1.I20:Sheet1.I20 Sheet1.I21:Sheet1.I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9343in" svg:height="6.6984in" svg:x="10.2988in" svg:y="7.5331in">
            <draw:object draw:notify-on-update-of-ranges="Sheet1.D28:Sheet1.E28 Sheet1.D29:Sheet1.E35 Sheet1.F28:Sheet1.F28 Sheet1.F29:Sheet1.F35 Sheet1.G28:Sheet1.G28 Sheet1.G29:Sheet1.G35 Sheet1.H28:Sheet1.H28 Sheet1.H29:Sheet1.H35 Sheet1.I28:Sheet1.I28 Sheet1.I29:Sheet1.I3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9.7902in" svg:height="6.6256in" svg:x="19.374in" svg:y="7.9496in">
            <draw:object draw:notify-on-update-of-ranges="Sheet1.D36:Sheet1.E36 Sheet1.D37:Sheet1.E43 Sheet1.F36:Sheet1.F36 Sheet1.F37:Sheet1.F43 Sheet1.G36:Sheet1.G36 Sheet1.G37:Sheet1.G43 Sheet1.H36:Sheet1.H36 Sheet1.H37:Sheet1.H43 Sheet1.I36:Sheet1.I36 Sheet1.I37:Sheet1.I4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table:style-name="ce1" office:value-type="string" table:number-columns-spanned="2" table:number-rows-spanned="1">
            <text:p>FEATURE</text:p>
          </table:table-cell>
          <table:covered-table-cell/>
          <table:table-cell table:style-name="ce1" office:value-type="string" table:number-columns-spanned="2" table:number-rows-spanned="1">
            <text:p>NO FEATURE</text:p>
          </table:table-cell>
          <table:covered-table-cell/>
          <table:table-cell table:style-name="ce1" office:value-type="string" table:number-columns-spanned="3" table:number-rows-spanned="1">
            <text:p>DESK</text:p>
          </table:table-cell>
          <table:covered-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&lt;1m</text:p>
          </table:table-cell>
          <table:table-cell office:value-type="string">
            <text:p>~2m</text:p>
          </table:table-cell>
          <table:table-cell office:value-type="string">
            <text:p>~3m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</text:p>
          </table:table-cell>
          <table:table-cell office:value-type="float" office:value="0.0068161">
            <text:p>0.0068161</text:p>
          </table:table-cell>
          <table:table-cell office:value-type="float" office:value="0.000289591">
            <text:p>0.000289591</text:p>
          </table:table-cell>
          <table:table-cell office:value-type="float" office:value="0.000558559">
            <text:p>0.000558559</text:p>
          </table:table-cell>
          <table:table-cell office:value-type="float" office:value="0.000595015">
            <text:p>0.000595015</text:p>
          </table:table-cell>
          <table:table-cell office:value-type="float" office:value="0.000116531">
            <text:p>0.000116531</text:p>
          </table:table-cell>
          <table:table-cell table:style-name="ce2" office:value-type="string">
            <text:p><text:s/>5.57538e-05</text:p>
          </table:table-cell>
          <table:table-cell office:value-type="float" office:value="0.000411284">
            <text:p>0.00041128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.5</text:p>
          </table:table-cell>
          <table:table-cell office:value-type="float" office:value="0.00671041">
            <text:p>0.00671041</text:p>
          </table:table-cell>
          <table:table-cell office:value-type="float" office:value="0.00027378">
            <text:p>0.00027378</text:p>
          </table:table-cell>
          <table:table-cell office:value-type="float" office:value="0.000583485">
            <text:p>0.000583485</text:p>
          </table:table-cell>
          <table:table-cell office:value-type="float" office:value="0.00282485">
            <text:p>0.00282485</text:p>
          </table:table-cell>
          <table:table-cell office:value-type="float" office:value="0.000126397">
            <text:p>0.000126397</text:p>
          </table:table-cell>
          <table:table-cell table:style-name="ce2" office:value-type="string">
            <text:p><text:s/>5.58864e-05</text:p>
          </table:table-cell>
          <table:table-cell office:value-type="float" office:value="0.000379894">
            <text:p>0.00037989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1</text:p>
          </table:table-cell>
          <table:table-cell office:value-type="float" office:value="0.00671083">
            <text:p>0.00671083</text:p>
          </table:table-cell>
          <table:table-cell office:value-type="float" office:value="0.000273793">
            <text:p>0.000273793</text:p>
          </table:table-cell>
          <table:table-cell office:value-type="float" office:value="0.00058333">
            <text:p>0.00058333</text:p>
          </table:table-cell>
          <table:table-cell office:value-type="float" office:value="0.00281736">
            <text:p>0.00281736</text:p>
          </table:table-cell>
          <table:table-cell office:value-type="float" office:value="0.000126281">
            <text:p>0.000126281</text:p>
          </table:table-cell>
          <table:table-cell table:style-name="ce2" office:value-type="string">
            <text:p><text:s/>5.58867e-05</text:p>
          </table:table-cell>
          <table:table-cell office:value-type="float" office:value="0.000379692">
            <text:p>0.00037969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SVD</text:p>
          </table:table-cell>
          <table:table-cell office:value-type="float" office:value="0.00659943">
            <text:p>0.00659943</text:p>
          </table:table-cell>
          <table:table-cell table:style-name="ce2" office:value-type="string">
            <text:p><text:s/>9.46089e-05</text:p>
          </table:table-cell>
          <table:table-cell office:value-type="float" office:value="0.000446156">
            <text:p>0.000446156</text:p>
          </table:table-cell>
          <table:table-cell table:style-name="ce2" office:value-type="string">
            <text:p><text:s/>1.79935e-05</text:p>
          </table:table-cell>
          <table:table-cell office:value-type="float" office:value="0.000110496">
            <text:p>0.000110496</text:p>
          </table:table-cell>
          <table:table-cell table:style-name="ce2" office:value-type="string">
            <text:p><text:s/>5.56583e-05</text:p>
          </table:table-cell>
          <table:table-cell office:value-type="float" office:value="0.00035355">
            <text:p>0.0003535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</text:p>
          </table:table-cell>
          <table:table-cell office:value-type="float" office:value="0.00892701">
            <text:p>0.00892701</text:p>
          </table:table-cell>
          <table:table-cell office:value-type="float" office:value="0.122084">
            <text:p>0.122084</text:p>
          </table:table-cell>
          <table:table-cell office:value-type="float" office:value="0.0201728">
            <text:p>0.0201728</text:p>
          </table:table-cell>
          <table:table-cell office:value-type="float" office:value="0.0027976">
            <text:p>0.0027976</text:p>
          </table:table-cell>
          <table:table-cell office:value-type="float" office:value="0.00583263">
            <text:p>0.00583263</text:p>
          </table:table-cell>
          <table:table-cell office:value-type="float" office:value="0.00126034">
            <text:p>0.00126034</text:p>
          </table:table-cell>
          <table:table-cell office:value-type="float" office:value="0.0344942">
            <text:p>0.034494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.5</text:p>
          </table:table-cell>
          <table:table-cell office:value-type="float" office:value="0.0101037">
            <text:p>0.0101037</text:p>
          </table:table-cell>
          <table:table-cell office:value-type="float" office:value="0.0708973">
            <text:p>0.0708973</text:p>
          </table:table-cell>
          <table:table-cell office:value-type="float" office:value="0.0198973">
            <text:p>0.0198973</text:p>
          </table:table-cell>
          <table:table-cell office:value-type="float" office:value="0.0114718">
            <text:p>0.0114718</text:p>
          </table:table-cell>
          <table:table-cell office:value-type="float" office:value="0.00584836">
            <text:p>0.00584836</text:p>
          </table:table-cell>
          <table:table-cell office:value-type="float" office:value="0.00129611">
            <text:p>0.00129611</text:p>
          </table:table-cell>
          <table:table-cell office:value-type="float" office:value="0.0337265">
            <text:p>0.03372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1</text:p>
          </table:table-cell>
          <table:table-cell office:value-type="float" office:value="0.0101043">
            <text:p>0.0101043</text:p>
          </table:table-cell>
          <table:table-cell office:value-type="float" office:value="0.0708961">
            <text:p>0.0708961</text:p>
          </table:table-cell>
          <table:table-cell office:value-type="float" office:value="0.0198994">
            <text:p>0.0198994</text:p>
          </table:table-cell>
          <table:table-cell office:value-type="float" office:value="0.0123538">
            <text:p>0.0123538</text:p>
          </table:table-cell>
          <table:table-cell office:value-type="float" office:value="0.00584741">
            <text:p>0.00584741</text:p>
          </table:table-cell>
          <table:table-cell office:value-type="float" office:value="0.00129611">
            <text:p>0.00129611</text:p>
          </table:table-cell>
          <table:table-cell office:value-type="float" office:value="0.0337208">
            <text:p>0.033720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SVD</text:p>
          </table:table-cell>
          <table:table-cell office:value-type="float" office:value="0.00897632">
            <text:p>0.00897632</text:p>
          </table:table-cell>
          <table:table-cell office:value-type="float" office:value="0.0641591">
            <text:p>0.0641591</text:p>
          </table:table-cell>
          <table:table-cell office:value-type="float" office:value="0.0184802">
            <text:p>0.0184802</text:p>
          </table:table-cell>
          <table:table-cell office:value-type="float" office:value="0.00092078">
            <text:p>0.00092078</text:p>
          </table:table-cell>
          <table:table-cell office:value-type="float" office:value="0.00580203">
            <text:p>0.00580203</text:p>
          </table:table-cell>
          <table:table-cell office:value-type="float" office:value="0.00124262">
            <text:p>0.00124262</text:p>
          </table:table-cell>
          <table:table-cell office:value-type="float" office:value="0.0342276">
            <text:p>0.034227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</text:p>
          </table:table-cell>
          <table:table-cell office:value-type="float" office:value="0.00322542">
            <text:p>0.00322542</text:p>
          </table:table-cell>
          <table:table-cell office:value-type="float" office:value="0.361618">
            <text:p>0.361618</text:p>
          </table:table-cell>
          <table:table-cell office:value-type="float" office:value="0.212017">
            <text:p>0.212017</text:p>
          </table:table-cell>
          <table:table-cell office:value-type="float" office:value="0.000843552">
            <text:p>0.000843552</text:p>
          </table:table-cell>
          <table:table-cell office:value-type="float" office:value="0.00454847">
            <text:p>0.00454847</text:p>
          </table:table-cell>
          <table:table-cell office:value-type="float" office:value="0.0303873">
            <text:p>0.0303873</text:p>
          </table:table-cell>
          <table:table-cell office:value-type="float" office:value="0.00263407">
            <text:p>0.0026340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.5</text:p>
          </table:table-cell>
          <table:table-cell office:value-type="float" office:value="0.00459792">
            <text:p>0.00459792</text:p>
          </table:table-cell>
          <table:table-cell office:value-type="float" office:value="0.361566">
            <text:p>0.361566</text:p>
          </table:table-cell>
          <table:table-cell office:value-type="float" office:value="0.213044">
            <text:p>0.213044</text:p>
          </table:table-cell>
          <table:table-cell office:value-type="float" office:value="0.00121287">
            <text:p>0.00121287</text:p>
          </table:table-cell>
          <table:table-cell office:value-type="float" office:value="0.00447346">
            <text:p>0.00447346</text:p>
          </table:table-cell>
          <table:table-cell office:value-type="float" office:value="0.0301663">
            <text:p>0.0301663</text:p>
          </table:table-cell>
          <table:table-cell office:value-type="float" office:value="0.00264319">
            <text:p>0.002643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1</text:p>
          </table:table-cell>
          <table:table-cell office:value-type="float" office:value="0.00459792">
            <text:p>0.00459792</text:p>
          </table:table-cell>
          <table:table-cell office:value-type="float" office:value="0.361568">
            <text:p>0.361568</text:p>
          </table:table-cell>
          <table:table-cell office:value-type="float" office:value="0.21304">
            <text:p>0.21304</text:p>
          </table:table-cell>
          <table:table-cell office:value-type="float" office:value="0.000887198">
            <text:p>0.000887198</text:p>
          </table:table-cell>
          <table:table-cell office:value-type="float" office:value="0.00447392">
            <text:p>0.00447392</text:p>
          </table:table-cell>
          <table:table-cell office:value-type="float" office:value="0.0301663">
            <text:p>0.0301663</text:p>
          </table:table-cell>
          <table:table-cell office:value-type="float" office:value="0.00264331">
            <text:p>0.002643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SVD</text:p>
          </table:table-cell>
          <table:table-cell office:value-type="float" office:value="0.00321238">
            <text:p>0.00321238</text:p>
          </table:table-cell>
          <table:table-cell office:value-type="float" office:value="0.330448">
            <text:p>0.330448</text:p>
          </table:table-cell>
          <table:table-cell office:value-type="float" office:value="0.196929">
            <text:p>0.196929</text:p>
          </table:table-cell>
          <table:table-cell office:value-type="float" office:value="0.000505785">
            <text:p>0.000505785</text:p>
          </table:table-cell>
          <table:table-cell office:value-type="float" office:value="0.00419697">
            <text:p>0.00419697</text:p>
          </table:table-cell>
          <table:table-cell office:value-type="float" office:value="0.0299846">
            <text:p>0.0299846</text:p>
          </table:table-cell>
          <table:table-cell office:value-type="float" office:value="0.00207233">
            <text:p>0.002072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FEATURE STRUCTURE</text:p>
          </table:table-cell>
          <table:table-cell office:value-type="float" office:value="0.00671083">
            <text:p>0.00671083</text:p>
          </table:table-cell>
          <table:table-cell office:value-type="float" office:value="0.00671041">
            <text:p>0.00671041</text:p>
          </table:table-cell>
          <table:table-cell office:value-type="float" office:value="0.0068161">
            <text:p>0.0068161</text:p>
          </table:table-cell>
          <table:table-cell office:value-type="float" office:value="0.00659943">
            <text:p>0.0065994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FEATURE NO STRUCT</text:p>
          </table:table-cell>
          <table:table-cell office:value-type="float" office:value="0.000273793">
            <text:p>0.000273793</text:p>
          </table:table-cell>
          <table:table-cell office:value-type="float" office:value="0.00027378">
            <text:p>0.00027378</text:p>
          </table:table-cell>
          <table:table-cell office:value-type="float" office:value="0.000289591">
            <text:p>0.000289591</text:p>
          </table:table-cell>
          <table:table-cell table:style-name="ce2" office:value-type="string">
            <text:p><text:s/>9.46089e-0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NO FEATURE STRUCTURE</text:p>
          </table:table-cell>
          <table:table-cell office:value-type="float" office:value="0.00058333">
            <text:p>0.00058333</text:p>
          </table:table-cell>
          <table:table-cell office:value-type="float" office:value="0.000583485">
            <text:p>0.000583485</text:p>
          </table:table-cell>
          <table:table-cell office:value-type="float" office:value="0.000558559">
            <text:p>0.000558559</text:p>
          </table:table-cell>
          <table:table-cell office:value-type="float" office:value="0.000446156">
            <text:p>0.000446156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NO FEATURE NO STRUCT</text:p>
          </table:table-cell>
          <table:table-cell office:value-type="float" office:value="0.00281736">
            <text:p>0.00281736</text:p>
          </table:table-cell>
          <table:table-cell office:value-type="float" office:value="0.00282485">
            <text:p>0.00282485</text:p>
          </table:table-cell>
          <table:table-cell office:value-type="float" office:value="0.000595015">
            <text:p>0.000595015</text:p>
          </table:table-cell>
          <table:table-cell table:style-name="ce2" office:value-type="string">
            <text:p><text:s/>1.79935e-05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&lt;1m</text:p>
          </table:table-cell>
          <table:table-cell office:value-type="float" office:value="0.000126281">
            <text:p>0.000126281</text:p>
          </table:table-cell>
          <table:table-cell office:value-type="float" office:value="0.000126397">
            <text:p>0.000126397</text:p>
          </table:table-cell>
          <table:table-cell office:value-type="float" office:value="0.000116531">
            <text:p>0.000116531</text:p>
          </table:table-cell>
          <table:table-cell office:value-type="float" office:value="0.000110496">
            <text:p>0.000110496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~2m</text:p>
          </table:table-cell>
          <table:table-cell table:style-name="ce2" office:value-type="string">
            <text:p><text:s/>5.58867e-05</text:p>
          </table:table-cell>
          <table:table-cell table:style-name="ce2" office:value-type="string">
            <text:p><text:s/>5.58864e-05</text:p>
          </table:table-cell>
          <table:table-cell table:style-name="ce2" office:value-type="string">
            <text:p><text:s/>5.57538e-05</text:p>
          </table:table-cell>
          <table:table-cell table:style-name="ce2" office:value-type="string">
            <text:p><text:s/>5.56583e-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lose</text:p>
          </table:table-cell>
          <table:table-cell office:value-type="string">
            <text:p>~3m</text:p>
          </table:table-cell>
          <table:table-cell office:value-type="float" office:value="0.000379692">
            <text:p>0.000379692</text:p>
          </table:table-cell>
          <table:table-cell office:value-type="float" office:value="0.000379894">
            <text:p>0.000379894</text:p>
          </table:table-cell>
          <table:table-cell office:value-type="float" office:value="0.000411284">
            <text:p>0.000411284</text:p>
          </table:table-cell>
          <table:table-cell office:value-type="float" office:value="0.00035355">
            <text:p>0.0003535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FEATURE STRUCTURE</text:p>
          </table:table-cell>
          <table:table-cell office:value-type="float" office:value="0.0101043">
            <text:p>0.0101043</text:p>
          </table:table-cell>
          <table:table-cell office:value-type="float" office:value="0.0101037">
            <text:p>0.0101037</text:p>
          </table:table-cell>
          <table:table-cell office:value-type="float" office:value="0.00892701">
            <text:p>0.00892701</text:p>
          </table:table-cell>
          <table:table-cell office:value-type="float" office:value="0.00659943">
            <text:p>0.00659943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FEATURE NO STRUCT</text:p>
          </table:table-cell>
          <table:table-cell office:value-type="float" office:value="0.0708961">
            <text:p>0.0708961</text:p>
          </table:table-cell>
          <table:table-cell office:value-type="float" office:value="0.0708973">
            <text:p>0.0708973</text:p>
          </table:table-cell>
          <table:table-cell office:value-type="float" office:value="0.122084">
            <text:p>0.122084</text:p>
          </table:table-cell>
          <table:table-cell table:style-name="ce2" office:value-type="string">
            <text:p><text:s/>9.46089e-05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NO FEATURE STRUCTURE</text:p>
          </table:table-cell>
          <table:table-cell office:value-type="float" office:value="0.0198994">
            <text:p>0.0198994</text:p>
          </table:table-cell>
          <table:table-cell office:value-type="float" office:value="0.0198973">
            <text:p>0.0198973</text:p>
          </table:table-cell>
          <table:table-cell office:value-type="float" office:value="0.0201728">
            <text:p>0.0201728</text:p>
          </table:table-cell>
          <table:table-cell office:value-type="float" office:value="0.000446156">
            <text:p>0.000446156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NO FEATURE NO STRUCT</text:p>
          </table:table-cell>
          <table:table-cell office:value-type="float" office:value="0.0123538">
            <text:p>0.0123538</text:p>
          </table:table-cell>
          <table:table-cell office:value-type="float" office:value="0.0114718">
            <text:p>0.0114718</text:p>
          </table:table-cell>
          <table:table-cell office:value-type="float" office:value="0.0027976">
            <text:p>0.0027976</text:p>
          </table:table-cell>
          <table:table-cell table:style-name="ce2" office:value-type="string">
            <text:p><text:s/>1.79935e-05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&lt;1m</text:p>
          </table:table-cell>
          <table:table-cell office:value-type="float" office:value="0.00584741">
            <text:p>0.00584741</text:p>
          </table:table-cell>
          <table:table-cell office:value-type="float" office:value="0.00584836">
            <text:p>0.00584836</text:p>
          </table:table-cell>
          <table:table-cell office:value-type="float" office:value="0.00583263">
            <text:p>0.00583263</text:p>
          </table:table-cell>
          <table:table-cell office:value-type="float" office:value="0.000110496">
            <text:p>0.000110496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~2m</text:p>
          </table:table-cell>
          <table:table-cell table:number-columns-repeated="2" office:value-type="float" office:value="0.00129611">
            <text:p>0.00129611</text:p>
          </table:table-cell>
          <table:table-cell office:value-type="float" office:value="0.00126034">
            <text:p>0.00126034</text:p>
          </table:table-cell>
          <table:table-cell table:style-name="ce2" office:value-type="string">
            <text:p><text:s/>5.56583e-05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~3m</text:p>
          </table:table-cell>
          <table:table-cell office:value-type="float" office:value="0.0337208">
            <text:p>0.0337208</text:p>
          </table:table-cell>
          <table:table-cell office:value-type="float" office:value="0.0337265">
            <text:p>0.0337265</text:p>
          </table:table-cell>
          <table:table-cell office:value-type="float" office:value="0.0344942">
            <text:p>0.0344942</text:p>
          </table:table-cell>
          <table:table-cell office:value-type="float" office:value="0.00035355">
            <text:p>0.0003535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FEATURE STRUCTURE</text:p>
          </table:table-cell>
          <table:table-cell table:number-columns-repeated="2" office:value-type="float" office:value="0.00459792">
            <text:p>0.00459792</text:p>
          </table:table-cell>
          <table:table-cell office:value-type="float" office:value="0.00322542">
            <text:p>0.00322542</text:p>
          </table:table-cell>
          <table:table-cell office:value-type="float" office:value="0.00321238">
            <text:p>0.00321238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FEATURE NO STRUCT</text:p>
          </table:table-cell>
          <table:table-cell office:value-type="float" office:value="0.361568">
            <text:p>0.361568</text:p>
          </table:table-cell>
          <table:table-cell office:value-type="float" office:value="0.361566">
            <text:p>0.361566</text:p>
          </table:table-cell>
          <table:table-cell office:value-type="float" office:value="0.361618">
            <text:p>0.361618</text:p>
          </table:table-cell>
          <table:table-cell office:value-type="float" office:value="0.330448">
            <text:p>0.330448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NO FEATURE STRUCTURE</text:p>
          </table:table-cell>
          <table:table-cell office:value-type="float" office:value="0.21304">
            <text:p>0.21304</text:p>
          </table:table-cell>
          <table:table-cell office:value-type="float" office:value="0.213044">
            <text:p>0.213044</text:p>
          </table:table-cell>
          <table:table-cell office:value-type="float" office:value="0.212017">
            <text:p>0.212017</text:p>
          </table:table-cell>
          <table:table-cell office:value-type="float" office:value="0.196929">
            <text:p>0.196929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NO FEATURE NO STRUCT</text:p>
          </table:table-cell>
          <table:table-cell office:value-type="float" office:value="0.000887198">
            <text:p>0.000887198</text:p>
          </table:table-cell>
          <table:table-cell office:value-type="float" office:value="0.00121287">
            <text:p>0.00121287</text:p>
          </table:table-cell>
          <table:table-cell office:value-type="float" office:value="0.000843552">
            <text:p>0.000843552</text:p>
          </table:table-cell>
          <table:table-cell office:value-type="float" office:value="0.000505785">
            <text:p>0.0005057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far</text:p>
          </table:table-cell>
          <table:table-cell office:value-type="string">
            <text:p>&lt;1m</text:p>
          </table:table-cell>
          <table:table-cell office:value-type="float" office:value="0.00447392">
            <text:p>0.00447392</text:p>
          </table:table-cell>
          <table:table-cell office:value-type="float" office:value="0.00447346">
            <text:p>0.00447346</text:p>
          </table:table-cell>
          <table:table-cell office:value-type="float" office:value="0.00454847">
            <text:p>0.00454847</text:p>
          </table:table-cell>
          <table:table-cell office:value-type="float" office:value="0.00419697">
            <text:p>0.00419697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~2m</text:p>
          </table:table-cell>
          <table:table-cell table:number-columns-repeated="2" office:value-type="float" office:value="0.0301663">
            <text:p>0.0301663</text:p>
          </table:table-cell>
          <table:table-cell office:value-type="float" office:value="0.0303873">
            <text:p>0.0303873</text:p>
          </table:table-cell>
          <table:table-cell office:value-type="float" office:value="0.0299846">
            <text:p>0.029984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~3m</text:p>
          </table:table-cell>
          <table:table-cell office:value-type="float" office:value="0.00264331">
            <text:p>0.00264331</text:p>
          </table:table-cell>
          <table:table-cell office:value-type="float" office:value="0.00264319">
            <text:p>0.00264319</text:p>
          </table:table-cell>
          <table:table-cell office:value-type="float" office:value="0.00263407">
            <text:p>0.00263407</text:p>
          </table:table-cell>
          <table:table-cell office:value-type="float" office:value="0.00207233">
            <text:p>0.00207233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2">04/02/2012</text:date>, <text:time>20:3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</meta:initial-creator>
    <meta:creation-date>2012-04-02T19:28:03</meta:creation-date>
    <dc:date>2012-04-02T20:36:11</dc:date>
    <dc:creator>Ross </dc:creator>
    <meta:editing-duration>PT7M36S</meta:editing-duration>
    <meta:editing-cycles>1</meta:editing-cycles>
    <meta:document-statistic meta:table-count="3" meta:cell-count="335" meta:object-count="4"/>
    <meta:generator>LibreOffice/3.4$Uni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6.127cm" svg:height="23.5cm" xlink:href=".." xlink:type="simple" chart:class="chart:bar" chart:style-name="ch1">
        <chart:legend chart:legend-position="end" svg:x="40.953cm" svg:y="9.957cm" style:legend-expansion="high" chart:style-name="ch2"/>
        <chart:plot-area chart:style-name="ch3" table:cell-range-address="Sheet1.D5:Sheet1.L18" chart:data-source-has-labels="both" svg:x="1.372cm" svg:y="2.015cm" svg:width="37.737cm" svg:height="20.595cm">
          <chartooo:coordinate-region svg:x="2.284cm" svg:y="2.214cm" svg:width="36.825cm" svg:height="19.351cm"/>
          <chart:axis chart:dimension="x" chart:name="primary-x" chart:style-name="ch4" chartooo:axis-type="auto">
            <chartooo:date-scale/>
            <chart:categories table:cell-range-address="Sheet1.D7:Sheet1.E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7:Sheet1.F18" chart:label-cell-address="Sheet1.F5:Sheet1.F6" chart:class="chart:bar">
            <chart:data-point chart:repeated="12"/>
          </chart:series>
          <chart:series chart:style-name="ch8" chart:values-cell-range-address="Sheet1.G7:Sheet1.G18" chart:label-cell-address="Sheet1.G5:Sheet1.G6" chart:class="chart:bar">
            <chart:data-point chart:repeated="12"/>
          </chart:series>
          <chart:series chart:style-name="ch9" chart:values-cell-range-address="Sheet1.H7:Sheet1.H18" chart:label-cell-address="Sheet1.H5:Sheet1.H6" chart:class="chart:bar">
            <chart:data-point chart:repeated="12"/>
          </chart:series>
          <chart:series chart:style-name="ch10" chart:values-cell-range-address="Sheet1.I7:Sheet1.I18" chart:label-cell-address="Sheet1.I5:Sheet1.I6" chart:class="chart:bar">
            <chart:data-point chart:repeated="12"/>
          </chart:series>
          <chart:series chart:style-name="ch11" chart:values-cell-range-address="Sheet1.J7:Sheet1.J18" chart:label-cell-address="Sheet1.J5:Sheet1.J6" chart:class="chart:bar">
            <chart:data-point chart:repeated="12"/>
          </chart:series>
          <chart:series chart:style-name="ch12" chart:values-cell-range-address="Sheet1.K7:Sheet1.K18" chart:label-cell-address="Sheet1.K5:Sheet1.K6" chart:class="chart:bar">
            <chart:data-point chart:repeated="12"/>
          </chart:series>
          <chart:series chart:style-name="ch13" chart:values-cell-range-address="Sheet1.L7:Sheet1.L18" chart:label-cell-address="Sheet1.L5:Sheet1.L6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ATURE STRUCTURE</text:p>
                <text:list>
                  <text:list-item>
                    <text:p>FEATURE</text:p>
                  </text:list-item>
                  <text:list-item>
                    <text:p>STRUCTURE</text:p>
                  </text:list-item>
                </text:list>
                <draw:g>
                  <svg:desc>Sheet1.F5:Sheet1.F6</svg:desc>
                </draw:g>
              </table:table-cell>
              <table:table-cell office:value-type="string">
                <text:p>NO STRUCT</text:p>
                <text:list>
                  <text:list-item>
                    <text:p/>
                  </text:list-item>
                  <text:list-item>
                    <text:p>NO STRUCT</text:p>
                  </text:list-item>
                </text:list>
                <draw:g>
                  <svg:desc>Sheet1.G5:Sheet1.G6</svg:desc>
                </draw:g>
              </table:table-cell>
              <table:table-cell office:value-type="string">
                <text:p>NO FEATURE STRUCTURE</text:p>
                <text:list>
                  <text:list-item>
                    <text:p>NO FEATURE</text:p>
                  </text:list-item>
                  <text:list-item>
                    <text:p>STRUCTURE</text:p>
                  </text:list-item>
                </text:list>
                <draw:g>
                  <svg:desc>Sheet1.H5:Sheet1.H6</svg:desc>
                </draw:g>
              </table:table-cell>
              <table:table-cell office:value-type="string">
                <text:p>NO STRUCT</text:p>
                <text:list>
                  <text:list-item>
                    <text:p/>
                  </text:list-item>
                  <text:list-item>
                    <text:p>NO STRUCT</text:p>
                  </text:list-item>
                </text:list>
                <draw:g>
                  <svg:desc>Sheet1.I5:Sheet1.I6</svg:desc>
                </draw:g>
              </table:table-cell>
              <table:table-cell office:value-type="string">
                <text:p>DESK &lt;1m</text:p>
                <text:list>
                  <text:list-item>
                    <text:p>DESK</text:p>
                  </text:list-item>
                  <text:list-item>
                    <text:p>&lt;1m</text:p>
                  </text:list-item>
                </text:list>
                <draw:g>
                  <svg:desc>Sheet1.J5:Sheet1.J6</svg:desc>
                </draw:g>
              </table:table-cell>
              <table:table-cell office:value-type="string">
                <text:p>~2m</text:p>
                <text:list>
                  <text:list-item>
                    <text:p/>
                  </text:list-item>
                  <text:list-item>
                    <text:p>~2m</text:p>
                  </text:list-item>
                </text:list>
                <draw:g>
                  <svg:desc>Sheet1.K5:Sheet1.K6</svg:desc>
                </draw:g>
              </table:table-cell>
              <table:table-cell office:value-type="string">
                <text:p>~3m</text:p>
                <text:list>
                  <text:list-item>
                    <text:p/>
                  </text:list-item>
                  <text:list-item>
                    <text:p>~3m</text:p>
                  </text:list-item>
                </text:list>
                <draw:g>
                  <svg:desc>Sheet1.L5:Sheet1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se 0</text:p>
                <text:list>
                  <text:list-item>
                    <text:p>close</text:p>
                  </text:list-item>
                  <text:list-item>
                    <text:p>0</text:p>
                  </text:list-item>
                </text:list>
                <draw:g>
                  <svg:desc>Sheet1.D7:Sheet1.E18</svg:desc>
                </draw:g>
              </table:table-cell>
              <table:table-cell office:value-type="float" office:value="0.0068161">
                <text:p>0.0068161</text:p>
                <draw:g>
                  <svg:desc>Sheet1.F7:Sheet1.F18</svg:desc>
                </draw:g>
              </table:table-cell>
              <table:table-cell office:value-type="float" office:value="0.000289591">
                <text:p>0.000289591</text:p>
                <draw:g>
                  <svg:desc>Sheet1.G7:Sheet1.G18</svg:desc>
                </draw:g>
              </table:table-cell>
              <table:table-cell office:value-type="float" office:value="0.000558559">
                <text:p>0.000558559</text:p>
                <draw:g>
                  <svg:desc>Sheet1.H7:Sheet1.H18</svg:desc>
                </draw:g>
              </table:table-cell>
              <table:table-cell office:value-type="float" office:value="0.000595015">
                <text:p>0.000595015</text:p>
                <draw:g>
                  <svg:desc>Sheet1.I7:Sheet1.I18</svg:desc>
                </draw:g>
              </table:table-cell>
              <table:table-cell office:value-type="float" office:value="0.000116531">
                <text:p>0.000116531</text:p>
                <draw:g>
                  <svg:desc>Sheet1.J7:Sheet1.J18</svg:desc>
                </draw:g>
              </table:table-cell>
              <table:table-cell office:value-type="float" office:value="NaN">
                <text:p>NaN</text:p>
                <draw:g>
                  <svg:desc>Sheet1.K7:Sheet1.K18</svg:desc>
                </draw:g>
              </table:table-cell>
              <table:table-cell office:value-type="float" office:value="0.000411284">
                <text:p>0.000411284</text:p>
                <draw:g>
                  <svg:desc>Sheet1.L7:Sheet1.L18</svg:desc>
                </draw:g>
              </table:table-cell>
            </table:table-row>
            <table:table-row>
              <table:table-cell office:value-type="string">
                <text:p>close 0.5</text:p>
                <text:list>
                  <text:list-item>
                    <text:p>close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0.00671041">
                <text:p>0.00671041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583485">
                <text:p>0.000583485</text:p>
              </table:table-cell>
              <table:table-cell office:value-type="float" office:value="0.00282485">
                <text:p>0.00282485</text:p>
              </table:table-cell>
              <table:table-cell office:value-type="float" office:value="0.000126397">
                <text:p>0.000126397</text:p>
              </table:table-cell>
              <table:table-cell office:value-type="float" office:value="NaN">
                <text:p>NaN</text:p>
              </table:table-cell>
              <table:table-cell office:value-type="float" office:value="0.000379894">
                <text:p>0.000379894</text:p>
              </table:table-cell>
            </table:table-row>
            <table:table-row>
              <table:table-cell office:value-type="string">
                <text:p>close 1</text:p>
                <text:list>
                  <text:list-item>
                    <text:p>close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00671083">
                <text:p>0.00671083</text:p>
              </table:table-cell>
              <table:table-cell office:value-type="float" office:value="0.000273793">
                <text:p>0.000273793</text:p>
              </table:table-cell>
              <table:table-cell office:value-type="float" office:value="0.00058333">
                <text:p>0.00058333</text:p>
              </table:table-cell>
              <table:table-cell office:value-type="float" office:value="0.00281736">
                <text:p>0.00281736</text:p>
              </table:table-cell>
              <table:table-cell office:value-type="float" office:value="0.000126281">
                <text:p>0.000126281</text:p>
              </table:table-cell>
              <table:table-cell office:value-type="float" office:value="NaN">
                <text:p>NaN</text:p>
              </table:table-cell>
              <table:table-cell office:value-type="float" office:value="0.000379692">
                <text:p>0.000379692</text:p>
              </table:table-cell>
            </table:table-row>
            <table:table-row>
              <table:table-cell office:value-type="string">
                <text:p>close SVD</text:p>
                <text:list>
                  <text:list-item>
                    <text:p>close</text:p>
                  </text:list-item>
                  <text:list-item>
                    <text:p>SVD</text:p>
                  </text:list-item>
                </text:list>
              </table:table-cell>
              <table:table-cell office:value-type="float" office:value="0.00659943">
                <text:p>0.00659943</text:p>
              </table:table-cell>
              <table:table-cell office:value-type="float" office:value="NaN">
                <text:p>NaN</text:p>
              </table:table-cell>
              <table:table-cell office:value-type="float" office:value="0.000446156">
                <text:p>0.000446156</text:p>
              </table:table-cell>
              <table:table-cell office:value-type="float" office:value="NaN">
                <text:p>NaN</text:p>
              </table:table-cell>
              <table:table-cell office:value-type="float" office:value="0.000110496">
                <text:p>0.000110496</text:p>
              </table:table-cell>
              <table:table-cell office:value-type="float" office:value="NaN">
                <text:p>NaN</text:p>
              </table:table-cell>
              <table:table-cell office:value-type="float" office:value="0.00035355">
                <text:p>0.00035355</text:p>
              </table:table-cell>
            </table:table-row>
            <table:table-row>
              <table:table-cell office:value-type="string">
                <text:p>mid 0</text:p>
                <text:list>
                  <text:list-item>
                    <text:p>mid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0.00892701">
                <text:p>0.00892701</text:p>
              </table:table-cell>
              <table:table-cell office:value-type="float" office:value="0.122084">
                <text:p>0.122084</text:p>
              </table:table-cell>
              <table:table-cell office:value-type="float" office:value="0.0201728">
                <text:p>0.0201728</text:p>
              </table:table-cell>
              <table:table-cell office:value-type="float" office:value="0.0027976">
                <text:p>0.0027976</text:p>
              </table:table-cell>
              <table:table-cell office:value-type="float" office:value="0.00583263">
                <text:p>0.00583263</text:p>
              </table:table-cell>
              <table:table-cell office:value-type="float" office:value="0.00126034">
                <text:p>0.00126034</text:p>
              </table:table-cell>
              <table:table-cell office:value-type="float" office:value="0.0344942">
                <text:p>0.0344942</text:p>
              </table:table-cell>
            </table:table-row>
            <table:table-row>
              <table:table-cell office:value-type="string">
                <text:p>mid 0.5</text:p>
                <text:list>
                  <text:list-item>
                    <text:p>mid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0.0101037">
                <text:p>0.0101037</text:p>
              </table:table-cell>
              <table:table-cell office:value-type="float" office:value="0.0708973">
                <text:p>0.0708973</text:p>
              </table:table-cell>
              <table:table-cell office:value-type="float" office:value="0.0198973">
                <text:p>0.0198973</text:p>
              </table:table-cell>
              <table:table-cell office:value-type="float" office:value="0.0114718">
                <text:p>0.0114718</text:p>
              </table:table-cell>
              <table:table-cell office:value-type="float" office:value="0.00584836">
                <text:p>0.00584836</text:p>
              </table:table-cell>
              <table:table-cell office:value-type="float" office:value="0.00129611">
                <text:p>0.00129611</text:p>
              </table:table-cell>
              <table:table-cell office:value-type="float" office:value="0.0337265">
                <text:p>0.0337265</text:p>
              </table:table-cell>
            </table:table-row>
            <table:table-row>
              <table:table-cell office:value-type="string">
                <text:p>mid 1</text:p>
                <text:list>
                  <text:list-item>
                    <text:p>mid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0101043">
                <text:p>0.0101043</text:p>
              </table:table-cell>
              <table:table-cell office:value-type="float" office:value="0.0708961">
                <text:p>0.0708961</text:p>
              </table:table-cell>
              <table:table-cell office:value-type="float" office:value="0.0198994">
                <text:p>0.0198994</text:p>
              </table:table-cell>
              <table:table-cell office:value-type="float" office:value="0.0123538">
                <text:p>0.0123538</text:p>
              </table:table-cell>
              <table:table-cell office:value-type="float" office:value="0.00584741">
                <text:p>0.00584741</text:p>
              </table:table-cell>
              <table:table-cell office:value-type="float" office:value="0.00129611">
                <text:p>0.00129611</text:p>
              </table:table-cell>
              <table:table-cell office:value-type="float" office:value="0.0337208">
                <text:p>0.0337208</text:p>
              </table:table-cell>
            </table:table-row>
            <table:table-row>
              <table:table-cell office:value-type="string">
                <text:p>mid SVD</text:p>
                <text:list>
                  <text:list-item>
                    <text:p>mid</text:p>
                  </text:list-item>
                  <text:list-item>
                    <text:p>SVD</text:p>
                  </text:list-item>
                </text:list>
              </table:table-cell>
              <table:table-cell office:value-type="float" office:value="0.00897632">
                <text:p>0.00897632</text:p>
              </table:table-cell>
              <table:table-cell office:value-type="float" office:value="0.0641591">
                <text:p>0.0641591</text:p>
              </table:table-cell>
              <table:table-cell office:value-type="float" office:value="0.0184802">
                <text:p>0.0184802</text:p>
              </table:table-cell>
              <table:table-cell office:value-type="float" office:value="0.00092078">
                <text:p>0.00092078</text:p>
              </table:table-cell>
              <table:table-cell office:value-type="float" office:value="0.00580203">
                <text:p>0.00580203</text:p>
              </table:table-cell>
              <table:table-cell office:value-type="float" office:value="0.00124262">
                <text:p>0.00124262</text:p>
              </table:table-cell>
              <table:table-cell office:value-type="float" office:value="0.0342276">
                <text:p>0.0342276</text:p>
              </table:table-cell>
            </table:table-row>
            <table:table-row>
              <table:table-cell office:value-type="string">
                <text:p>far 0</text:p>
                <text:list>
                  <text:list-item>
                    <text:p>far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0.00322542">
                <text:p>0.00322542</text:p>
              </table:table-cell>
              <table:table-cell office:value-type="float" office:value="0.361618">
                <text:p>0.361618</text:p>
              </table:table-cell>
              <table:table-cell office:value-type="float" office:value="0.212017">
                <text:p>0.212017</text:p>
              </table:table-cell>
              <table:table-cell office:value-type="float" office:value="0.000843552">
                <text:p>0.000843552</text:p>
              </table:table-cell>
              <table:table-cell office:value-type="float" office:value="0.00454847">
                <text:p>0.00454847</text:p>
              </table:table-cell>
              <table:table-cell office:value-type="float" office:value="0.0303873">
                <text:p>0.0303873</text:p>
              </table:table-cell>
              <table:table-cell office:value-type="float" office:value="0.00263407">
                <text:p>0.00263407</text:p>
              </table:table-cell>
            </table:table-row>
            <table:table-row>
              <table:table-cell office:value-type="string">
                <text:p>far 0.5</text:p>
                <text:list>
                  <text:list-item>
                    <text:p>far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0.00459792">
                <text:p>0.00459792</text:p>
              </table:table-cell>
              <table:table-cell office:value-type="float" office:value="0.361566">
                <text:p>0.361566</text:p>
              </table:table-cell>
              <table:table-cell office:value-type="float" office:value="0.213044">
                <text:p>0.213044</text:p>
              </table:table-cell>
              <table:table-cell office:value-type="float" office:value="0.00121287">
                <text:p>0.00121287</text:p>
              </table:table-cell>
              <table:table-cell office:value-type="float" office:value="0.00447346">
                <text:p>0.00447346</text:p>
              </table:table-cell>
              <table:table-cell office:value-type="float" office:value="0.0301663">
                <text:p>0.0301663</text:p>
              </table:table-cell>
              <table:table-cell office:value-type="float" office:value="0.00264319">
                <text:p>0.00264319</text:p>
              </table:table-cell>
            </table:table-row>
            <table:table-row>
              <table:table-cell office:value-type="string">
                <text:p>far 1</text:p>
                <text:list>
                  <text:list-item>
                    <text:p>far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00459792">
                <text:p>0.00459792</text:p>
              </table:table-cell>
              <table:table-cell office:value-type="float" office:value="0.361568">
                <text:p>0.361568</text:p>
              </table:table-cell>
              <table:table-cell office:value-type="float" office:value="0.21304">
                <text:p>0.21304</text:p>
              </table:table-cell>
              <table:table-cell office:value-type="float" office:value="0.000887198">
                <text:p>0.000887198</text:p>
              </table:table-cell>
              <table:table-cell office:value-type="float" office:value="0.00447392">
                <text:p>0.00447392</text:p>
              </table:table-cell>
              <table:table-cell office:value-type="float" office:value="0.0301663">
                <text:p>0.0301663</text:p>
              </table:table-cell>
              <table:table-cell office:value-type="float" office:value="0.00264331">
                <text:p>0.00264331</text:p>
              </table:table-cell>
            </table:table-row>
            <table:table-row>
              <table:table-cell office:value-type="string">
                <text:p>far SVD</text:p>
                <text:list>
                  <text:list-item>
                    <text:p>far</text:p>
                  </text:list-item>
                  <text:list-item>
                    <text:p>SVD</text:p>
                  </text:list-item>
                </text:list>
              </table:table-cell>
              <table:table-cell office:value-type="float" office:value="0.00321238">
                <text:p>0.00321238</text:p>
              </table:table-cell>
              <table:table-cell office:value-type="float" office:value="0.330448">
                <text:p>0.330448</text:p>
              </table:table-cell>
              <table:table-cell office:value-type="float" office:value="0.196929">
                <text:p>0.196929</text:p>
              </table:table-cell>
              <table:table-cell office:value-type="float" office:value="0.000505785">
                <text:p>0.000505785</text:p>
              </table:table-cell>
              <table:table-cell office:value-type="float" office:value="0.00419697">
                <text:p>0.00419697</text:p>
              </table:table-cell>
              <table:table-cell office:value-type="float" office:value="0.0299846">
                <text:p>0.0299846</text:p>
              </table:table-cell>
              <table:table-cell office:value-type="float" office:value="0.00207233">
                <text:p>0.00207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88cm" svg:height="16.567cm" xlink:href=".." xlink:type="simple" chart:class="chart:bar" chart:style-name="ch1">
        <chart:legend chart:legend-position="end" svg:x="19.819cm" svg:y="7.237cm" style:legend-expansion="high" chart:style-name="ch2"/>
        <chart:plot-area chart:style-name="ch3" table:cell-range-address="Sheet1.D20:Sheet1.I27" chart:data-source-has-labels="both" svg:x="0.875cm" svg:y="1.459cm" svg:width="18.094cm" svg:height="14.357cm">
          <chartooo:coordinate-region svg:x="1.973cm" svg:y="1.658cm" svg:width="16.996cm" svg:height="12.716cm"/>
          <chart:axis chart:dimension="x" chart:name="primary-x" chart:style-name="ch4" chartooo:axis-type="auto">
            <chartooo:date-scale/>
            <chart:categories table:cell-range-address="Sheet1.D21:Sheet1.E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1:Sheet1.F27" chart:label-cell-address="Sheet1.F20:Sheet1.F20" chart:class="chart:bar">
            <chart:data-point chart:repeated="7"/>
          </chart:series>
          <chart:series chart:style-name="ch8" chart:values-cell-range-address="Sheet1.G21:Sheet1.G27" chart:label-cell-address="Sheet1.G20:Sheet1.G20" chart:class="chart:bar">
            <chart:data-point chart:repeated="7"/>
          </chart:series>
          <chart:series chart:style-name="ch9" chart:values-cell-range-address="Sheet1.H21:Sheet1.H27" chart:label-cell-address="Sheet1.H20:Sheet1.H20" chart:class="chart:bar">
            <chart:data-point chart:repeated="7"/>
          </chart:series>
          <chart:series chart:style-name="ch10" chart:values-cell-range-address="Sheet1.I21:Sheet1.I27" chart:label-cell-address="Sheet1.I20:Sheet1.I2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F20:Sheet1.F20</svg:desc>
                </draw:g>
              </table:table-cell>
              <table:table-cell office:value-type="string">
                <text:p>0.5</text:p>
                <draw:g>
                  <svg:desc>Sheet1.G20:Sheet1.G20</svg:desc>
                </draw:g>
              </table:table-cell>
              <table:table-cell office:value-type="string">
                <text:p>0</text:p>
                <draw:g>
                  <svg:desc>Sheet1.H20:Sheet1.H20</svg:desc>
                </draw:g>
              </table:table-cell>
              <table:table-cell office:value-type="string">
                <text:p>SVD</text:p>
                <draw:g>
                  <svg:desc>Sheet1.I20:Sheet1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se FEATURE STRUCTURE</text:p>
                <text:list>
                  <text:list-item>
                    <text:p>close</text:p>
                  </text:list-item>
                  <text:list-item>
                    <text:p>FEATURE STRUCTURE</text:p>
                  </text:list-item>
                </text:list>
                <draw:g>
                  <svg:desc>Sheet1.D21:Sheet1.E27</svg:desc>
                </draw:g>
              </table:table-cell>
              <table:table-cell office:value-type="float" office:value="0.00671083">
                <text:p>0.00671083</text:p>
                <draw:g>
                  <svg:desc>Sheet1.F21:Sheet1.F27</svg:desc>
                </draw:g>
              </table:table-cell>
              <table:table-cell office:value-type="float" office:value="0.00671041">
                <text:p>0.00671041</text:p>
                <draw:g>
                  <svg:desc>Sheet1.G21:Sheet1.G27</svg:desc>
                </draw:g>
              </table:table-cell>
              <table:table-cell office:value-type="float" office:value="0.0068161">
                <text:p>0.0068161</text:p>
                <draw:g>
                  <svg:desc>Sheet1.H21:Sheet1.H27</svg:desc>
                </draw:g>
              </table:table-cell>
              <table:table-cell office:value-type="float" office:value="0.00659943">
                <text:p>0.00659943</text:p>
                <draw:g>
                  <svg:desc>Sheet1.I21:Sheet1.I27</svg:desc>
                </draw:g>
              </table:table-cell>
            </table:table-row>
            <table:table-row>
              <table:table-cell office:value-type="string">
                <text:p>close FEATURE NO STRUCT</text:p>
                <text:list>
                  <text:list-item>
                    <text:p>close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0273793">
                <text:p>0.000273793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289591">
                <text:p>0.000289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NO FEATURE STRUCTURE</text:p>
                <text:list>
                  <text:list-item>
                    <text:p>close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058333">
                <text:p>0.00058333</text:p>
              </table:table-cell>
              <table:table-cell office:value-type="float" office:value="0.000583485">
                <text:p>0.000583485</text:p>
              </table:table-cell>
              <table:table-cell office:value-type="float" office:value="0.000558559">
                <text:p>0.000558559</text:p>
              </table:table-cell>
              <table:table-cell office:value-type="float" office:value="0.000446156">
                <text:p>0.000446156</text:p>
              </table:table-cell>
            </table:table-row>
            <table:table-row>
              <table:table-cell office:value-type="string">
                <text:p>close NO FEATURE NO STRUCT</text:p>
                <text:list>
                  <text:list-item>
                    <text:p>close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281736">
                <text:p>0.00281736</text:p>
              </table:table-cell>
              <table:table-cell office:value-type="float" office:value="0.00282485">
                <text:p>0.00282485</text:p>
              </table:table-cell>
              <table:table-cell office:value-type="float" office:value="0.000595015">
                <text:p>0.000595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&lt;1m</text:p>
                <text:list>
                  <text:list-item>
                    <text:p>close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0126281">
                <text:p>0.000126281</text:p>
              </table:table-cell>
              <table:table-cell office:value-type="float" office:value="0.000126397">
                <text:p>0.000126397</text:p>
              </table:table-cell>
              <table:table-cell office:value-type="float" office:value="0.000116531">
                <text:p>0.000116531</text:p>
              </table:table-cell>
              <table:table-cell office:value-type="float" office:value="0.000110496">
                <text:p>0.000110496</text:p>
              </table:table-cell>
            </table:table-row>
            <table:table-row>
              <table:table-cell office:value-type="string">
                <text:p>close ~2m</text:p>
                <text:list>
                  <text:list-item>
                    <text:p>close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~3m</text:p>
                <text:list>
                  <text:list-item>
                    <text:p>close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0379692">
                <text:p>0.000379692</text:p>
              </table:table-cell>
              <table:table-cell office:value-type="float" office:value="0.000379894">
                <text:p>0.000379894</text:p>
              </table:table-cell>
              <table:table-cell office:value-type="float" office:value="0.000411284">
                <text:p>0.000411284</text:p>
              </table:table-cell>
              <table:table-cell office:value-type="float" office:value="0.00035355">
                <text:p>0.000353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94cm" svg:height="17.015cm" xlink:href=".." xlink:type="simple" chart:class="chart:bar" chart:style-name="ch1">
        <chart:legend chart:legend-position="end" svg:x="21.225cm" svg:y="7.461cm" style:legend-expansion="high" chart:style-name="ch2"/>
        <chart:plot-area chart:style-name="ch3" table:cell-range-address="Sheet1.D28:Sheet1.I35" chart:data-source-has-labels="both" svg:x="0.903cm" svg:y="1.495cm" svg:width="19.416cm" svg:height="14.76cm">
          <chartooo:coordinate-region svg:x="1.815cm" svg:y="1.695cm" svg:width="18.504cm" svg:height="13.118cm"/>
          <chart:axis chart:dimension="x" chart:name="primary-x" chart:style-name="ch4" chartooo:axis-type="auto">
            <chartooo:date-scale/>
            <chart:categories table:cell-range-address="Sheet1.D29:Sheet1.E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9:Sheet1.F35" chart:label-cell-address="Sheet1.F28:Sheet1.F28" chart:class="chart:bar">
            <chart:data-point chart:repeated="7"/>
          </chart:series>
          <chart:series chart:style-name="ch8" chart:values-cell-range-address="Sheet1.G29:Sheet1.G35" chart:label-cell-address="Sheet1.G28:Sheet1.G28" chart:class="chart:bar">
            <chart:data-point chart:repeated="7"/>
          </chart:series>
          <chart:series chart:style-name="ch9" chart:values-cell-range-address="Sheet1.H29:Sheet1.H35" chart:label-cell-address="Sheet1.H28:Sheet1.H28" chart:class="chart:bar">
            <chart:data-point chart:repeated="7"/>
          </chart:series>
          <chart:series chart:style-name="ch10" chart:values-cell-range-address="Sheet1.I29:Sheet1.I35" chart:label-cell-address="Sheet1.I28:Sheet1.I28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F28:Sheet1.F28</svg:desc>
                </draw:g>
              </table:table-cell>
              <table:table-cell office:value-type="string">
                <text:p>0.5</text:p>
                <draw:g>
                  <svg:desc>Sheet1.G28:Sheet1.G28</svg:desc>
                </draw:g>
              </table:table-cell>
              <table:table-cell office:value-type="string">
                <text:p>0</text:p>
                <draw:g>
                  <svg:desc>Sheet1.H28:Sheet1.H28</svg:desc>
                </draw:g>
              </table:table-cell>
              <table:table-cell office:value-type="string">
                <text:p>SVD</text:p>
                <draw:g>
                  <svg:desc>Sheet1.I28:Sheet1.I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d FEATURE STRUCTURE</text:p>
                <text:list>
                  <text:list-item>
                    <text:p>mid</text:p>
                  </text:list-item>
                  <text:list-item>
                    <text:p>FEATURE STRUCTURE</text:p>
                  </text:list-item>
                </text:list>
                <draw:g>
                  <svg:desc>Sheet1.D29:Sheet1.E35</svg:desc>
                </draw:g>
              </table:table-cell>
              <table:table-cell office:value-type="float" office:value="0.0101043">
                <text:p>0.0101043</text:p>
                <draw:g>
                  <svg:desc>Sheet1.F29:Sheet1.F35</svg:desc>
                </draw:g>
              </table:table-cell>
              <table:table-cell office:value-type="float" office:value="0.0101037">
                <text:p>0.0101037</text:p>
                <draw:g>
                  <svg:desc>Sheet1.G29:Sheet1.G35</svg:desc>
                </draw:g>
              </table:table-cell>
              <table:table-cell office:value-type="float" office:value="0.00892701">
                <text:p>0.00892701</text:p>
                <draw:g>
                  <svg:desc>Sheet1.H29:Sheet1.H35</svg:desc>
                </draw:g>
              </table:table-cell>
              <table:table-cell office:value-type="float" office:value="0.00659943">
                <text:p>0.00659943</text:p>
                <draw:g>
                  <svg:desc>Sheet1.I29:Sheet1.I35</svg:desc>
                </draw:g>
              </table:table-cell>
            </table:table-row>
            <table:table-row>
              <table:table-cell office:value-type="string">
                <text:p>mid FEATURE NO STRUCT</text:p>
                <text:list>
                  <text:list-item>
                    <text:p>mid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708961">
                <text:p>0.0708961</text:p>
              </table:table-cell>
              <table:table-cell office:value-type="float" office:value="0.0708973">
                <text:p>0.0708973</text:p>
              </table:table-cell>
              <table:table-cell office:value-type="float" office:value="0.122084">
                <text:p>0.122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d NO FEATURE STRUCTURE</text:p>
                <text:list>
                  <text:list-item>
                    <text:p>mid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198994">
                <text:p>0.0198994</text:p>
              </table:table-cell>
              <table:table-cell office:value-type="float" office:value="0.0198973">
                <text:p>0.0198973</text:p>
              </table:table-cell>
              <table:table-cell office:value-type="float" office:value="0.0201728">
                <text:p>0.0201728</text:p>
              </table:table-cell>
              <table:table-cell office:value-type="float" office:value="0.000446156">
                <text:p>0.000446156</text:p>
              </table:table-cell>
            </table:table-row>
            <table:table-row>
              <table:table-cell office:value-type="string">
                <text:p>mid NO FEATURE NO STRUCT</text:p>
                <text:list>
                  <text:list-item>
                    <text:p>mid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123538">
                <text:p>0.0123538</text:p>
              </table:table-cell>
              <table:table-cell office:value-type="float" office:value="0.0114718">
                <text:p>0.0114718</text:p>
              </table:table-cell>
              <table:table-cell office:value-type="float" office:value="0.0027976">
                <text:p>0.0027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d &lt;1m</text:p>
                <text:list>
                  <text:list-item>
                    <text:p>mid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584741">
                <text:p>0.00584741</text:p>
              </table:table-cell>
              <table:table-cell office:value-type="float" office:value="0.00584836">
                <text:p>0.00584836</text:p>
              </table:table-cell>
              <table:table-cell office:value-type="float" office:value="0.00583263">
                <text:p>0.00583263</text:p>
              </table:table-cell>
              <table:table-cell office:value-type="float" office:value="0.000110496">
                <text:p>0.000110496</text:p>
              </table:table-cell>
            </table:table-row>
            <table:table-row>
              <table:table-cell office:value-type="string">
                <text:p>mid ~2m</text:p>
                <text:list>
                  <text:list-item>
                    <text:p>mid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129611">
                <text:p>0.00129611</text:p>
              </table:table-cell>
              <table:table-cell office:value-type="float" office:value="0.00129611">
                <text:p>0.00129611</text:p>
              </table:table-cell>
              <table:table-cell office:value-type="float" office:value="0.00126034">
                <text:p>0.00126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d ~3m</text:p>
                <text:list>
                  <text:list-item>
                    <text:p>mid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337208">
                <text:p>0.0337208</text:p>
              </table:table-cell>
              <table:table-cell office:value-type="float" office:value="0.0337265">
                <text:p>0.0337265</text:p>
              </table:table-cell>
              <table:table-cell office:value-type="float" office:value="0.0344942">
                <text:p>0.0344942</text:p>
              </table:table-cell>
              <table:table-cell office:value-type="float" office:value="0.00035355">
                <text:p>0.000353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68cm" svg:height="16.83cm" xlink:href=".." xlink:type="simple" chart:class="chart:bar" chart:style-name="ch1">
        <chart:legend chart:legend-position="end" svg:x="23.399cm" svg:y="7.369cm" style:legend-expansion="high" chart:style-name="ch2"/>
        <chart:plot-area chart:style-name="ch3" table:cell-range-address="Sheet1.D36:Sheet1.I43" chart:data-source-has-labels="both" svg:x="0.947cm" svg:y="1.479cm" svg:width="21.458cm" svg:height="14.595cm">
          <chartooo:coordinate-region svg:x="1.859cm" svg:y="1.678cm" svg:width="20.546cm" svg:height="12.954cm"/>
          <chart:axis chart:dimension="x" chart:name="primary-x" chart:style-name="ch4" chartooo:axis-type="auto">
            <chartooo:date-scale/>
            <chart:categories table:cell-range-address="Sheet1.D37:Sheet1.E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7:Sheet1.F43" chart:label-cell-address="Sheet1.F36:Sheet1.F36" chart:class="chart:bar">
            <chart:data-point chart:repeated="7"/>
          </chart:series>
          <chart:series chart:style-name="ch8" chart:values-cell-range-address="Sheet1.G37:Sheet1.G43" chart:label-cell-address="Sheet1.G36:Sheet1.G36" chart:class="chart:bar">
            <chart:data-point chart:repeated="7"/>
          </chart:series>
          <chart:series chart:style-name="ch9" chart:values-cell-range-address="Sheet1.H37:Sheet1.H43" chart:label-cell-address="Sheet1.H36:Sheet1.H36" chart:class="chart:bar">
            <chart:data-point chart:repeated="7"/>
          </chart:series>
          <chart:series chart:style-name="ch10" chart:values-cell-range-address="Sheet1.I37:Sheet1.I43" chart:label-cell-address="Sheet1.I36:Sheet1.I36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F36:Sheet1.F36</svg:desc>
                </draw:g>
              </table:table-cell>
              <table:table-cell office:value-type="string">
                <text:p>0.5</text:p>
                <draw:g>
                  <svg:desc>Sheet1.G36:Sheet1.G36</svg:desc>
                </draw:g>
              </table:table-cell>
              <table:table-cell office:value-type="string">
                <text:p>0</text:p>
                <draw:g>
                  <svg:desc>Sheet1.H36:Sheet1.H36</svg:desc>
                </draw:g>
              </table:table-cell>
              <table:table-cell office:value-type="string">
                <text:p>SVD</text:p>
                <draw:g>
                  <svg:desc>Sheet1.I36:Sheet1.I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r FEATURE STRUCTURE</text:p>
                <text:list>
                  <text:list-item>
                    <text:p>far</text:p>
                  </text:list-item>
                  <text:list-item>
                    <text:p>FEATURE STRUCTURE</text:p>
                  </text:list-item>
                </text:list>
                <draw:g>
                  <svg:desc>Sheet1.D37:Sheet1.E43</svg:desc>
                </draw:g>
              </table:table-cell>
              <table:table-cell office:value-type="float" office:value="0.00459792">
                <text:p>0.00459792</text:p>
                <draw:g>
                  <svg:desc>Sheet1.F37:Sheet1.F43</svg:desc>
                </draw:g>
              </table:table-cell>
              <table:table-cell office:value-type="float" office:value="0.00459792">
                <text:p>0.00459792</text:p>
                <draw:g>
                  <svg:desc>Sheet1.G37:Sheet1.G43</svg:desc>
                </draw:g>
              </table:table-cell>
              <table:table-cell office:value-type="float" office:value="0.00322542">
                <text:p>0.00322542</text:p>
                <draw:g>
                  <svg:desc>Sheet1.H37:Sheet1.H43</svg:desc>
                </draw:g>
              </table:table-cell>
              <table:table-cell office:value-type="float" office:value="0.00321238">
                <text:p>0.00321238</text:p>
                <draw:g>
                  <svg:desc>Sheet1.I37:Sheet1.I43</svg:desc>
                </draw:g>
              </table:table-cell>
            </table:table-row>
            <table:table-row>
              <table:table-cell office:value-type="string">
                <text:p>far FEATURE NO STRUCT</text:p>
                <text:list>
                  <text:list-item>
                    <text:p>far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361568">
                <text:p>0.361568</text:p>
              </table:table-cell>
              <table:table-cell office:value-type="float" office:value="0.361566">
                <text:p>0.361566</text:p>
              </table:table-cell>
              <table:table-cell office:value-type="float" office:value="0.361618">
                <text:p>0.361618</text:p>
              </table:table-cell>
              <table:table-cell office:value-type="float" office:value="0.330448">
                <text:p>0.330448</text:p>
              </table:table-cell>
            </table:table-row>
            <table:table-row>
              <table:table-cell office:value-type="string">
                <text:p>far NO FEATURE STRUCTURE</text:p>
                <text:list>
                  <text:list-item>
                    <text:p>far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21304">
                <text:p>0.21304</text:p>
              </table:table-cell>
              <table:table-cell office:value-type="float" office:value="0.213044">
                <text:p>0.213044</text:p>
              </table:table-cell>
              <table:table-cell office:value-type="float" office:value="0.212017">
                <text:p>0.212017</text:p>
              </table:table-cell>
              <table:table-cell office:value-type="float" office:value="0.196929">
                <text:p>0.196929</text:p>
              </table:table-cell>
            </table:table-row>
            <table:table-row>
              <table:table-cell office:value-type="string">
                <text:p>far NO FEATURE NO STRUCT</text:p>
                <text:list>
                  <text:list-item>
                    <text:p>far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0887198">
                <text:p>0.000887198</text:p>
              </table:table-cell>
              <table:table-cell office:value-type="float" office:value="0.00121287">
                <text:p>0.00121287</text:p>
              </table:table-cell>
              <table:table-cell office:value-type="float" office:value="0.000843552">
                <text:p>0.000843552</text:p>
              </table:table-cell>
              <table:table-cell office:value-type="float" office:value="0.000505785">
                <text:p>0.000505785</text:p>
              </table:table-cell>
            </table:table-row>
            <table:table-row>
              <table:table-cell office:value-type="string">
                <text:p>far &lt;1m</text:p>
                <text:list>
                  <text:list-item>
                    <text:p>far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447392">
                <text:p>0.00447392</text:p>
              </table:table-cell>
              <table:table-cell office:value-type="float" office:value="0.00447346">
                <text:p>0.00447346</text:p>
              </table:table-cell>
              <table:table-cell office:value-type="float" office:value="0.00454847">
                <text:p>0.00454847</text:p>
              </table:table-cell>
              <table:table-cell office:value-type="float" office:value="0.00419697">
                <text:p>0.00419697</text:p>
              </table:table-cell>
            </table:table-row>
            <table:table-row>
              <table:table-cell office:value-type="string">
                <text:p>far ~2m</text:p>
                <text:list>
                  <text:list-item>
                    <text:p>far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301663">
                <text:p>0.0301663</text:p>
              </table:table-cell>
              <table:table-cell office:value-type="float" office:value="0.0301663">
                <text:p>0.0301663</text:p>
              </table:table-cell>
              <table:table-cell office:value-type="float" office:value="0.0303873">
                <text:p>0.0303873</text:p>
              </table:table-cell>
              <table:table-cell office:value-type="float" office:value="0.0299846">
                <text:p>0.0299846</text:p>
              </table:table-cell>
            </table:table-row>
            <table:table-row>
              <table:table-cell office:value-type="string">
                <text:p>far ~3m</text:p>
                <text:list>
                  <text:list-item>
                    <text:p>far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264331">
                <text:p>0.00264331</text:p>
              </table:table-cell>
              <table:table-cell office:value-type="float" office:value="0.00264319">
                <text:p>0.00264319</text:p>
              </table:table-cell>
              <table:table-cell office:value-type="float" office:value="0.00263407">
                <text:p>0.00263407</text:p>
              </table:table-cell>
              <table:table-cell office:value-type="float" office:value="0.00207233">
                <text:p>0.002072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